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Neue, Helvetica, Arial, sans-serif"/>
    <style:font-face style:name="dejavu sans mono" svg:font-family="'dejavu sans mono', monospace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fbce" officeooo:paragraph-rsid="0002fbce"/>
    </style:style>
    <style:style style:name="P2" style:family="paragraph" style:parent-style-name="Text_20_body">
      <style:text-properties officeooo:rsid="00040dc4" officeooo:paragraph-rsid="00040dc4"/>
    </style:style>
    <style:style style:name="P3" style:family="paragraph" style:parent-style-name="Text_20_body">
      <style:text-properties officeooo:paragraph-rsid="00040dc4"/>
    </style:style>
    <style:style style:name="T1" style:family="text">
      <style:text-properties officeooo:rsid="0002fbce"/>
    </style:style>
    <style:style style:name="T2" style:family="text">
      <style:text-properties officeooo:rsid="00040dc4"/>
    </style:style>
    <style:style style:name="T3" style:family="text">
      <style:text-properties officeooo:rsid="00049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ntro</text:p>
      <text:p text:style-name="Text_20_body">pixar making a brand new cartoon Finding Dory (<text:span text:style-name="T1">1</text:span>7 june 2016).</text:p>
      <text:p text:style-name="P1">the main designer have no time</text:p>
      <text:p text:style-name="P1">therefore Pixar is hiring new employees.</text:p>
      <text:p text:style-name="P1"/>
      <text:p text:style-name="P1">Task </text:p>
      <text:p text:style-name="P1">pixar will send you 4 image of characters</text:p>
      <text:p text:style-name="P1">1 2 3 4</text:p>
      <text:p text:style-name="P1">since you are junior designe you do not have enough money to buy (Photoshop, CorelDraw, etc)</text:p>
      <text:p text:style-name="P1">therefor you forced to use amazing :) open soure app written by team Z-12.</text:p>
      <text:p text:style-name="P1"/>
      <text:p text:style-name="P1">Rules</text:p>
      <text:p text:style-name="P1">you have to use available items from store </text:p>
      <text:p text:style-name="P1">you havto finish one image per sprint ( otherwise when time is up you work will be submitted automatically)</text:p>
      <text:p text:style-name="P1">once you finish you work you have to submit it!</text:p>
      <text:p text:style-name="P1">Than grading system will grade you work. </text:p>
      <text:p text:style-name="P1">when you will accomplish the tasks</text:p>
      <text:p text:style-name="P1">you will receive envelope from Pixar inc.</text:p>
      <text:p text:style-name="P1"/>
      <text:p text:style-name="P1">Finally</text:p>
      <text:p text:style-name="P1">The content of envelope may varry dependin on you total score</text:p>
      <text:p text:style-name="P1">1) It may be offer to a full time job at Pixar</text:p>
      <text:p text:style-name="P1">2) It may be offer for internship at Pixar</text:p>
      <text:p text:style-name="P1">3) It may be letter of rejection :(</text:p>
      <text:p text:style-name="P1"/>
      <text:p text:style-name="P2">Therefore you have to do your best and get the highest score!</text:p>
      <text:p text:style-name="P3"><text:span text:style-name="T2">P.S: g</text:span>raphic Designer (Animator) salaries at Pixar can range from $77,841 - $167,216. This estimate is based upon 33 Pixar Graphic Designer (Animator) salary reports provided by employees. <text:s/><text:span text:style-name="T3">Good Lu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Neue, Helvetica, Arial, sans-serif"/>
    <style:font-face style:name="dejavu sans mono" svg:font-family="'dejavu sans mono', monospace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7:32:31.128557925</meta:creation-date>
    <dc:date>2016-01-22T18:00:14.392566843</dc:date>
    <meta:editing-duration>PT17M33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23" meta:word-count="208" meta:character-count="1124" meta:non-whitespace-character-count="935"/>
  </office:meta>
</office:document-meta>
</file>